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8.551cm" style:rel-column-width="3209*"/>
    </style:style>
    <style:style style:name="Таблица1.B" style:family="table-column">
      <style:table-column-properties style:column-width="7.916cm" style:rel-column-width="2971*"/>
    </style:style>
    <style:style style:name="Таблица1.C" style:family="table-column">
      <style:table-column-properties style:column-width="9.232cm" style:rel-column-width="3465*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704cm"/>
    </style:style>
    <style:style style:name="P1" style:family="paragraph" style:parent-style-name="Table_20_Contents">
      <style:text-properties officeooo:rsid="001fd41d" officeooo:paragraph-rsid="001fd41d"/>
    </style:style>
    <style:style style:name="P2" style:family="paragraph" style:parent-style-name="Table_20_Contents">
      <style:text-properties fo:language="ru" fo:country="RU" officeooo:rsid="001fd41d" officeooo:paragraph-rsid="001fd41d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fd41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Название ошибки</text:p>
          </table:table-cell>
          <table:table-cell table:style-name="Таблица1.A1" office:value-type="string">
            <text:p text:style-name="Table_20_Contents"><text:s/><text:span text:style-name="T1">описание</text:span></text:p>
          </table:table-cell>
          <table:table-cell table:style-name="Таблица1.A1" office:value-type="string">
            <text:p text:style-name="P1">решение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4">You have an error in your SQL syntax</text:span> </text:p>
          </table:table-cell>
          <table:table-cell table:style-name="Таблица1.A1" office:value-type="string">
            <text:p text:style-name="P2">Ошибка синтаксиса запроса</text:p>
          </table:table-cell>
          <table:table-cell table:style-name="Таблица1.A1" office:value-type="string">
            <text:p text:style-name="P1">1. Перед тем как выполнять функцию <text:span text:style-name="T2">mysqli </text:span><text:span text:style-name="T3">в коде . Сделать вывод на экран значение переменной с запросом(если переменной не было ,То вывести строку запроса) Получившуюся в результате на экране строку запроса копируем и выполняем в субд во вкладке </text:span><text:span text:style-name="T2">sql.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4">You have an error in your SQL syntax</text:span> </text:p>
          </table:table-cell>
          <table:table-cell table:style-name="Таблица1.A1" office:value-type="string">
            <text:p text:style-name="P2">Неопределенная переменная</text:p>
          </table:table-cell>
          <table:table-cell table:style-name="Таблица1.A1" office:value-type="string">
            <text:p text:style-name="P1">Посмотреть есть ли такая переменная, изменить на существующую</text:p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8:17:21.806000000</meta:creation-date>
    <meta:generator>LibreOffice/7.5.1.2$Windows_X86_64 LibreOffice_project/fcbaee479e84c6cd81291587d2ee68cba099e129</meta:generator>
    <dc:date>2024-02-01T09:40:12.149000000</dc:date>
    <meta:editing-duration>PT1H22M51S</meta:editing-duration>
    <meta:editing-cycles>1</meta:editing-cycles>
    <meta:document-statistic meta:table-count="1" meta:image-count="0" meta:object-count="0" meta:page-count="2" meta:paragraph-count="9" meta:word-count="73" meta:character-count="467" meta:non-whitespace-character-count="400"/>
  </office:meta>
</office:document-meta>
</file>